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r_ucz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Rel_Ety</text:p>
          </table:table-cell>
          <table:table-cell office:value-type="string" calcext:value-type="string">
            <text:p>Jpol</text:p>
          </table:table-cell>
          <table:table-cell office:value-type="string" calcext:value-type="string">
            <text:p>Jang</text:p>
          </table:table-cell>
          <table:table-cell office:value-type="string" calcext:value-type="string">
            <text:p>Jniem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Geog</text:p>
          </table:table-cell>
          <table:table-cell office:value-type="string" calcext:value-type="string">
            <text:p>Biol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la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WF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string" calcext:value-type="string">
            <text:p>dobre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dob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19" calcext:value-type="float">
            <text:p>981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6" calcext:value-type="float">
            <text:p>983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4" calcext:value-type="float">
            <text:p>9854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859" calcext:value-type="float">
            <text:p>9859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1" calcext:value-type="float">
            <text:p>987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string" calcext:value-type="string">
            <text:p>dobre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3" calcext:value-type="float">
            <text:p>988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84" calcext:value-type="float">
            <text:p>988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5" calcext:value-type="float">
            <text:p>98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7" calcext:value-type="float">
            <text:p>98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string" calcext:value-type="string">
            <text:p>dobre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string" calcext:value-type="string">
            <text:p>dobre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5" calcext:value-type="float">
            <text:p>97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8" calcext:value-type="float">
            <text:p>978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string" calcext:value-type="string">
            <text:p>nieodpowiedni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string" calcext:value-type="string">
            <text:p>nieodpowiedn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string" calcext:value-type="string">
            <text:p>nieodpowiednie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string" calcext:value-type="string">
            <text:p>poprawn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string" calcext:value-type="string">
            <text:p>poprawne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82" calcext:value-type="float">
            <text:p>9682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4" calcext:value-type="float">
            <text:p>98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4" calcext:value-type="float">
            <text:p>9824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31" calcext:value-type="float">
            <text:p>9831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33" calcext:value-type="float">
            <text:p>9833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string" calcext:value-type="string">
            <text:p>wzorowe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string" calcext:value-type="string">
            <text:p>wzorowe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wzorow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02:28.556971095</meta:creation-date>
    <dc:date>2018-10-12T08:12:10.198065472</dc:date>
    <meta:editing-duration>PT9M42S</meta:editing-duration>
    <meta:editing-cycles>1</meta:editing-cycles>
    <meta:document-statistic meta:table-count="1" meta:cell-count="3382" meta:object-count="0"/>
    <meta:generator>LibreOffice/6.0.6.2$Linux_X86_64 LibreOffice_project/00m0$Build-2</meta:generator>
  </office:meta>
</office:document-meta>
</file>